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e50" officeooo:paragraph-rsid="00021e50"/>
    </style:style>
    <style:style style:name="P2" style:family="paragraph" style:parent-style-name="Standard">
      <style:text-properties officeooo:rsid="00021e50" officeooo:paragraph-rsid="0003ccea"/>
    </style:style>
    <style:style style:name="P3" style:family="paragraph" style:parent-style-name="Standard">
      <style:text-properties officeooo:rsid="00021e50" officeooo:paragraph-rsid="0005e56a"/>
    </style:style>
    <style:style style:name="P4" style:family="paragraph" style:parent-style-name="Standard">
      <style:text-properties fo:font-weight="bold" officeooo:rsid="00021e50" officeooo:paragraph-rsid="00021e50" style:font-weight-asian="bold" style:font-weight-complex="bold"/>
    </style:style>
    <style:style style:name="P5" style:family="paragraph" style:parent-style-name="Standard">
      <style:text-properties fo:font-weight="bold" officeooo:rsid="0003ccea" officeooo:paragraph-rsid="0003ccea" style:font-weight-asian="bold" style:font-weight-complex="bold"/>
    </style:style>
    <style:style style:name="P6" style:family="paragraph" style:parent-style-name="Standard">
      <style:text-properties officeooo:rsid="0003ccea" officeooo:paragraph-rsid="0003ccea"/>
    </style:style>
    <style:style style:name="P7" style:family="paragraph" style:parent-style-name="Standard">
      <style:text-properties officeooo:rsid="0003ccea" officeooo:paragraph-rsid="0005e56a"/>
    </style:style>
    <style:style style:name="P8" style:family="paragraph" style:parent-style-name="Standard">
      <style:text-properties fo:font-weight="bold" officeooo:rsid="0003ccea" officeooo:paragraph-rsid="0003cce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ccea" style:font-weight-asian="bold" style:font-weight-complex="bold"/>
    </style:style>
    <style:style style:name="T3" style:family="text">
      <style:text-properties fo:font-weight="bold" officeooo:rsid="0004a16c" style:font-weight-asian="bold" style:font-weight-complex="bold"/>
    </style:style>
    <style:style style:name="T4" style:family="text">
      <style:text-properties fo:font-weight="bold" officeooo:rsid="0006125b" style:font-weight-asian="bold" style:font-weight-complex="bold"/>
    </style:style>
    <style:style style:name="T5" style:family="text">
      <style:text-properties officeooo:rsid="0003ccea"/>
    </style:style>
    <style:style style:name="T6" style:family="text">
      <style:text-properties fo:font-weight="normal" officeooo:rsid="0003ccea" style:font-weight-asian="normal" style:font-weight-complex="normal"/>
    </style:style>
    <style:style style:name="T7" style:family="text">
      <style:text-properties fo:font-weight="normal" officeooo:rsid="0004a16c" style:font-weight-asian="normal" style:font-weight-complex="normal"/>
    </style:style>
    <style:style style:name="T8" style:family="text">
      <style:text-properties officeooo:rsid="0004a1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Code folder structure </text:p>
      <text:p text:style-name="P5"/>
      <text:p text:style-name="P5">AtmSimulator</text:p>
      <text:p text:style-name="P6"><text:tab/><text:span text:style-name="T1">core</text:span> <text:s text:c="2"/>contains os internals wrraper classes </text:p>
      <text:p text:style-name="P6"><text:tab/><text:tab/><text:span text:style-name="T1">inc </text:span><text:s/><text:span text:style-name="T8">contain header file</text:span></text:p>
      <text:p text:style-name="P6"><text:tab/><text:tab/><text:span text:style-name="T1">src</text:span> <text:s text:c="2"/><text:span text:style-name="T8">source file</text:span></text:p>
      <text:p text:style-name="P6"><text:tab/><text:tab/><text:span text:style-name="T3">test</text:span><text:span text:style-name="T8"> <text:s/>contain Unit test case to test all the functionality.</text:span></text:p>
      <text:p text:style-name="P6"><text:tab/><text:tab/><text:span text:style-name="T1">Cmake</text:span> <text:span text:style-name="T8">contain Cmakelists.txt</text:span></text:p>
      <text:p text:style-name="P2"><text:tab/><text:span text:style-name="T2">atm<text:tab/></text:span><text:span text:style-name="T6">contain all classes related to atm interface except banking related class </text:span></text:p>
      <text:p text:style-name="P3"><text:tab/><text:tab/><text:span text:style-name="T2">inc </text:span><text:span text:style-name="T5"><text:s/>contain header file</text:span></text:p>
      <text:p text:style-name="P7"><text:tab/><text:tab/><text:span text:style-name="T1">src</text:span> <text:s text:c="2"/><text:span text:style-name="T8">source file</text:span></text:p>
      <text:p text:style-name="P7"><text:tab/><text:tab/><text:span text:style-name="T3">test</text:span><text:span text:style-name="T8"> <text:s/>contain Unit test case to test all the functionality.</text:span></text:p>
      <text:p text:style-name="P7"><text:tab/><text:tab/><text:span text:style-name="T1">Cmake</text:span> <text:span text:style-name="T8">contain Cmakelists.txt</text:span></text:p>
      <text:p text:style-name="P2"><text:tab/><text:span text:style-name="T2">bank <text:s text:c="2"/></text:span><text:span text:style-name="T7"><text:s/>contain all classes related to bank</text:span></text:p>
      <text:p text:style-name="P3"><text:tab/><text:tab/><text:span text:style-name="T2">inc </text:span><text:span text:style-name="T5"><text:s/>contain header file</text:span></text:p>
      <text:p text:style-name="P7"><text:tab/><text:tab/><text:span text:style-name="T1">src</text:span> <text:s text:c="2"/><text:span text:style-name="T8">source file</text:span></text:p>
      <text:p text:style-name="P7"><text:tab/><text:tab/><text:span text:style-name="T3">test</text:span><text:span text:style-name="T8"> <text:s/>contain Unit test case to test all the functionality.</text:span></text:p>
      <text:p text:style-name="P7"><text:tab/><text:tab/><text:span text:style-name="T1">Cmake</text:span> <text:span text:style-name="T8">contain Cmakelists.txt</text:span></text:p>
      <text:p text:style-name="P2"><text:tab/></text:p>
      <text:p text:style-name="P2"><text:tab/><text:span text:style-name="T2">lib</text:span></text:p>
      <text:p text:style-name="P2"><text:span text:style-name="T1"><text:tab/></text:span><text:span text:style-name="T2">exe</text:span><text:tab/></text:p>
      <text:p text:style-name="P1"/>
      <text:p text:style-name="P1"><text:s text:c="42"/><text:span text:style-name="T4">Classes </text:span></text:p>
      <text:p text:style-name="P5"/>
      <text:p text:style-name="P4">MainAtmProcess</text:p>
      <text:p text:style-name="P1"><text:tab/>This class is responsible to initialize ATM interface and print the Menu message.As earlier discussed that the ATM will run in two mode</text:p>
      <text:p text:style-name="P1">1. Maintenance Mode</text:p>
      <text:p text:style-name="P1">2. Customer service Mode .</text:p>
      <text:p text:style-name="P1">The purpose of these mode has been <text:s/>already discussed.Here we discussed what this class will do to achieve output.</text:p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21:22:24.813453429</meta:creation-date>
    <dc:date>2016-08-01T22:34:20.477771729</dc:date>
    <meta:editing-duration>PT43M4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143" meta:character-count="981" meta:non-whitespace-character-count="766"/>
  </office:meta>
</office:document-meta>
</file>